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0143" officeooo:paragraph-rsid="00080143"/>
    </style:style>
    <style:style style:name="T1" style:family="text">
      <style:text-properties officeooo:rsid="00082f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DO DE CLASE:</text:p>
      <text:p text:style-name="P1"/>
      <text:p text:style-name="P1">- José Rafael Álvarez: alesjora</text:p>
      <text:p text:style-name="P1">- Manuel Ariza:</text:p>
      <text:p text:style-name="P1">- Ángelo Bárbara:</text:p>
      <text:p text:style-name="P1">- Juan Antonio Bujalance:</text:p>
      <text:p text:style-name="P1">- Rafael Miguel Cruz:</text:p>
      <text:p text:style-name="P1">- Javier Frías:</text:p>
      <text:p text:style-name="P1">- Marcos Gallardo:</text:p>
      <text:p text:style-name="P1">- Rafael García:</text:p>
      <text:p text:style-name="P1">- Rafael Carlos Infante:</text:p>
      <text:p text:style-name="P1">- Álvaro Leiva:</text:p>
      <text:p text:style-name="P1">- Javier Lopera:</text:p>
      <text:p text:style-name="P1">- Alberto Miguel Martínez:</text:p>
      <text:p text:style-name="P1">- Adrián Ángel Moya:</text:p>
      <text:p text:style-name="P1">- Mario Navarro:</text:p>
      <text:p text:style-name="P1">- Rafael Jesús Nieto:</text:p>
      <text:p text:style-name="P1">- Manuel Rojano:</text:p>
      <text:p text:style-name="P1">- José María Romero:</text:p>
      <text:p text:style-name="P1">- Rafael Ángel Soj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09:01:09.069885373</meta:creation-date>
    <dc:date>2018-05-11T13:39:48.371000000</dc:date>
    <meta:editing-duration>PT5M38S</meta:editing-duration>
    <meta:editing-cycles>2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19" meta:word-count="67" meta:character-count="369" meta:non-whitespace-character-count="321"/>
  </office:meta>
</office:document-meta>
</file>